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17.2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.025_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6.85" calcext:value-type="float">
            <text:p>6.85</text:p>
          </table:table-cell>
          <table:table-cell office:value-type="float" office:value="5.925" calcext:value-type="float">
            <text:p>5.925</text:p>
          </table:table-cell>
          <table:table-cell office:value-type="float" office:value="0.843882" calcext:value-type="float">
            <text:p>0.843882</text:p>
          </table:table-cell>
          <table:table-cell office:value-type="float" office:value="1.15612" calcext:value-type="float">
            <text:p>1.15612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5.105" calcext:value-type="float">
            <text:p>5.1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85" calcext:value-type="float">
            <text:p>6.85</text:p>
          </table:table-cell>
          <table:table-cell office:value-type="float" office:value="6.03512" calcext:value-type="float">
            <text:p>6.03512</text:p>
          </table:table-cell>
          <table:table-cell office:value-type="float" office:value="0.777771" calcext:value-type="float">
            <text:p>0.777771</text:p>
          </table:table-cell>
          <table:table-cell office:value-type="float" office:value="1.24669" calcext:value-type="float">
            <text:p>1.24669</text:p>
          </table:table-cell>
          <table:table-cell office:value-type="float" office:value="0.025" calcext:value-type="float">
            <text:p>0.025</text:p>
          </table:table-cell>
          <table:table-cell office:value-type="float" office:value="14" calcext:value-type="float">
            <text:p>14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7.885" calcext:value-type="float">
            <text:p>7.8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7" calcext:value-type="float">
            <text:p>1.37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6.85" calcext:value-type="float">
            <text:p>6.85</text:p>
          </table:table-cell>
          <table:table-cell office:value-type="float" office:value="6.03512" calcext:value-type="float">
            <text:p>6.03512</text:p>
          </table:table-cell>
          <table:table-cell office:value-type="float" office:value="0.777771" calcext:value-type="float">
            <text:p>0.777771</text:p>
          </table:table-cell>
          <table:table-cell office:value-type="float" office:value="1.24669" calcext:value-type="float">
            <text:p>1.24669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13.51" calcext:value-type="float">
            <text:p>13.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9.45" calcext:value-type="float">
            <text:p>9.45</text:p>
          </table:table-cell>
          <table:table-cell office:value-type="float" office:value="7.225" calcext:value-type="float">
            <text:p>7.225</text:p>
          </table:table-cell>
          <table:table-cell office:value-type="float" office:value="0.692042" calcext:value-type="float">
            <text:p>0.692042</text:p>
          </table:table-cell>
          <table:table-cell office:value-type="float" office:value="1.30796" calcext:value-type="float">
            <text:p>1.30796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6.228" calcext:value-type="float">
            <text:p>6.2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9.45" calcext:value-type="float">
            <text:p>9.45</text:p>
          </table:table-cell>
          <table:table-cell office:value-type="float" office:value="7.225" calcext:value-type="float">
            <text:p>7.225</text:p>
          </table:table-cell>
          <table:table-cell office:value-type="float" office:value="0.692042" calcext:value-type="float">
            <text:p>0.692042</text:p>
          </table:table-cell>
          <table:table-cell office:value-type="float" office:value="1.30796" calcext:value-type="float">
            <text:p>1.30796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4.998" calcext:value-type="float">
            <text:p>4.9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3" calcext:value-type="float">
            <text:p>10.83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54.15" calcext:value-type="float">
            <text:p>54.15</text:p>
          </table:table-cell>
          <table:table-cell office:value-type="float" office:value="29.575" calcext:value-type="float">
            <text:p>29.575</text:p>
          </table:table-cell>
          <table:table-cell office:value-type="float" office:value="0.169062" calcext:value-type="float">
            <text:p>0.169062</text:p>
          </table:table-cell>
          <table:table-cell office:value-type="float" office:value="1.83094" calcext:value-type="float">
            <text:p>1.83094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77" calcext:value-type="float">
            <text:p>10.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43" calcext:value-type="float">
            <text:p>20.43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102.15" calcext:value-type="float">
            <text:p>102.15</text:p>
          </table:table-cell>
          <table:table-cell office:value-type="float" office:value="53.575" calcext:value-type="float">
            <text:p>53.575</text:p>
          </table:table-cell>
          <table:table-cell office:value-type="float" office:value="0.0933271" calcext:value-type="float">
            <text:p>0.0933271</text:p>
          </table:table-cell>
          <table:table-cell office:value-type="float" office:value="1.90667" calcext:value-type="float">
            <text:p>1.90667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1.63" calcext:value-type="float">
            <text:p>11.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5" calcext:value-type="float">
            <text:p>23.95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119.75" calcext:value-type="float">
            <text:p>119.75</text:p>
          </table:table-cell>
          <table:table-cell office:value-type="float" office:value="62.375" calcext:value-type="float">
            <text:p>62.375</text:p>
          </table:table-cell>
          <table:table-cell office:value-type="float" office:value="0.0801603" calcext:value-type="float">
            <text:p>0.0801603</text:p>
          </table:table-cell>
          <table:table-cell office:value-type="float" office:value="1.91984" calcext:value-type="float">
            <text:p>1.91984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63" calcext:value-type="float">
            <text:p>10.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32" calcext:value-type="float">
            <text:p>85.32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5.8" calcext:value-type="float">
            <text:p>215.8</text:p>
          </table:table-cell>
          <table:table-cell office:value-type="float" office:value="0.0231696" calcext:value-type="float">
            <text:p>0.0231696</text:p>
          </table:table-cell>
          <table:table-cell office:value-type="float" office:value="1.97683" calcext:value-type="float">
            <text:p>1.97683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3.02" calcext:value-type="float">
            <text:p>13.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7.43" calcext:value-type="float">
            <text:p>17.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7.15" calcext:value-type="float">
            <text:p>87.15</text:p>
          </table:table-cell>
          <table:table-cell office:value-type="float" office:value="46.1334" calcext:value-type="float">
            <text:p>46.133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2.03966" calcext:value-type="float">
            <text:p>2.03966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7.616" calcext:value-type="float">
            <text:p>7.6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7.43" calcext:value-type="float">
            <text:p>17.43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87.15" calcext:value-type="float">
            <text:p>87.15</text:p>
          </table:table-cell>
          <table:table-cell office:value-type="float" office:value="46.1334" calcext:value-type="float">
            <text:p>46.1334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2.03966" calcext:value-type="float">
            <text:p>2.03966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4.03" calcext:value-type="float">
            <text:p>14.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0.43" calcext:value-type="float">
            <text:p>2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102.15" calcext:value-type="float">
            <text:p>102.15</text:p>
          </table:table-cell>
          <table:table-cell office:value-type="float" office:value="53.6334" calcext:value-type="float">
            <text:p>53.6334</text:p>
          </table:table-cell>
          <table:table-cell office:value-type="float" office:value="0.0860158" calcext:value-type="float">
            <text:p>0.0860158</text:p>
          </table:table-cell>
          <table:table-cell office:value-type="float" office:value="2.05604" calcext:value-type="float">
            <text:p>2.05604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6.43" calcext:value-type="float">
            <text:p>16.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0.43" calcext:value-type="float">
            <text:p>20.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102.15" calcext:value-type="float">
            <text:p>102.15</text:p>
          </table:table-cell>
          <table:table-cell office:value-type="float" office:value="53.6334" calcext:value-type="float">
            <text:p>53.6334</text:p>
          </table:table-cell>
          <table:table-cell office:value-type="float" office:value="0.0860158" calcext:value-type="float">
            <text:p>0.0860158</text:p>
          </table:table-cell>
          <table:table-cell office:value-type="float" office:value="2.05604" calcext:value-type="float">
            <text:p>2.05604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2.38" calcext:value-type="float">
            <text:p>12.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0.43" calcext:value-type="float">
            <text:p>20.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102.15" calcext:value-type="float">
            <text:p>102.15</text:p>
          </table:table-cell>
          <table:table-cell office:value-type="float" office:value="53.6334" calcext:value-type="float">
            <text:p>53.6334</text:p>
          </table:table-cell>
          <table:table-cell office:value-type="float" office:value="0.0860158" calcext:value-type="float">
            <text:p>0.0860158</text:p>
          </table:table-cell>
          <table:table-cell office:value-type="float" office:value="2.05604" calcext:value-type="float">
            <text:p>2.05604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7.574" calcext:value-type="float">
            <text:p>7.5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8.07" calcext:value-type="float">
            <text:p>28.07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140.35" calcext:value-type="float">
            <text:p>140.35</text:p>
          </table:table-cell>
          <table:table-cell office:value-type="float" office:value="72.7334" calcext:value-type="float">
            <text:p>72.7334</text:p>
          </table:table-cell>
          <table:table-cell office:value-type="float" office:value="0.0634096" calcext:value-type="float">
            <text:p>0.0634096</text:p>
          </table:table-cell>
          <table:table-cell office:value-type="float" office:value="2.08249" calcext:value-type="float">
            <text:p>2.08249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6.23" calcext:value-type="float">
            <text:p>16.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2.9" calcext:value-type="float">
            <text:p>32.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84.8084" calcext:value-type="float">
            <text:p>84.8084</text:p>
          </table:table-cell>
          <table:table-cell office:value-type="float" office:value="0.0543752" calcext:value-type="float">
            <text:p>0.0543752</text:p>
          </table:table-cell>
          <table:table-cell office:value-type="float" office:value="2.09306" calcext:value-type="float">
            <text:p>2.09306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11" calcext:value-type="float">
            <text:p>10.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2.9" calcext:value-type="float">
            <text:p>32.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84.8084" calcext:value-type="float">
            <text:p>84.8084</text:p>
          </table:table-cell>
          <table:table-cell office:value-type="float" office:value="0.0543752" calcext:value-type="float">
            <text:p>0.0543752</text:p>
          </table:table-cell>
          <table:table-cell office:value-type="float" office:value="2.09306" calcext:value-type="float">
            <text:p>2.09306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5.44" calcext:value-type="float">
            <text:p>15.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8.57" calcext:value-type="float">
            <text:p>38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98.9834" calcext:value-type="float">
            <text:p>98.9834</text:p>
          </table:table-cell>
          <table:table-cell office:value-type="float" office:value="0.0465837" calcext:value-type="float">
            <text:p>0.0465837</text:p>
          </table:table-cell>
          <table:table-cell office:value-type="float" office:value="2.10218" calcext:value-type="float">
            <text:p>2.10218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1.36" calcext:value-type="float">
            <text:p>11.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8.57" calcext:value-type="float">
            <text:p>38.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98.9834" calcext:value-type="float">
            <text:p>98.9834</text:p>
          </table:table-cell>
          <table:table-cell office:value-type="float" office:value="0.0465837" calcext:value-type="float">
            <text:p>0.0465837</text:p>
          </table:table-cell>
          <table:table-cell office:value-type="float" office:value="2.10218" calcext:value-type="float">
            <text:p>2.10218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08" calcext:value-type="float">
            <text:p>10.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98.9834" calcext:value-type="float">
            <text:p>98.9834</text:p>
          </table:table-cell>
          <table:table-cell office:value-type="float" office:value="0.0465837" calcext:value-type="float">
            <text:p>0.0465837</text:p>
          </table:table-cell>
          <table:table-cell office:value-type="float" office:value="2.10218" calcext:value-type="float">
            <text:p>2.10218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5.42" calcext:value-type="float">
            <text:p>15.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5.2" calcext:value-type="float">
            <text:p>45.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15.558" calcext:value-type="float">
            <text:p>115.558</text:p>
          </table:table-cell>
          <table:table-cell office:value-type="float" office:value="0.0398987" calcext:value-type="float">
            <text:p>0.0398987</text:p>
          </table:table-cell>
          <table:table-cell office:value-type="float" office:value="2.11" calcext:value-type="float">
            <text:p>2.11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8.332" calcext:value-type="float">
            <text:p>8.3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5.008" calcext:value-type="float">
            <text:p>135.008</text:p>
          </table:table-cell>
          <table:table-cell office:value-type="float" office:value="0.0341482" calcext:value-type="float">
            <text:p>0.0341482</text:p>
          </table:table-cell>
          <table:table-cell office:value-type="float" office:value="2.11673" calcext:value-type="float">
            <text:p>2.11673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8.71" calcext:value-type="float">
            <text:p>18.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2.98" calcext:value-type="float">
            <text:p>52.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5.008" calcext:value-type="float">
            <text:p>135.008</text:p>
          </table:table-cell>
          <table:table-cell office:value-type="float" office:value="0.0341482" calcext:value-type="float">
            <text:p>0.0341482</text:p>
          </table:table-cell>
          <table:table-cell office:value-type="float" office:value="2.11673" calcext:value-type="float">
            <text:p>2.11673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9.516" calcext:value-type="float">
            <text:p>9.5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2.1" calcext:value-type="float">
            <text:p>62.1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310.5" calcext:value-type="float">
            <text:p>310.5</text:p>
          </table:table-cell>
          <table:table-cell office:value-type="float" office:value="157.808" calcext:value-type="float">
            <text:p>157.808</text:p>
          </table:table-cell>
          <table:table-cell office:value-type="float" office:value="0.0292126" calcext:value-type="float">
            <text:p>0.0292126</text:p>
          </table:table-cell>
          <table:table-cell office:value-type="float" office:value="2.1225" calcext:value-type="float">
            <text:p>2.1225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21.08" calcext:value-type="float">
            <text:p>21.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2.79" calcext:value-type="float">
            <text:p>72.7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4.533" calcext:value-type="float">
            <text:p>184.533</text:p>
          </table:table-cell>
          <table:table-cell office:value-type="float" office:value="0.0249806" calcext:value-type="float">
            <text:p>0.0249806</text:p>
          </table:table-cell>
          <table:table-cell office:value-type="float" office:value="2.12745" calcext:value-type="float">
            <text:p>2.12745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4.05" calcext:value-type="float">
            <text:p>14.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2.79" calcext:value-type="float">
            <text:p>72.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4.533" calcext:value-type="float">
            <text:p>184.533</text:p>
          </table:table-cell>
          <table:table-cell office:value-type="float" office:value="0.0249806" calcext:value-type="float">
            <text:p>0.0249806</text:p>
          </table:table-cell>
          <table:table-cell office:value-type="float" office:value="2.12745" calcext:value-type="float">
            <text:p>2.12745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2.82" calcext:value-type="float">
            <text:p>12.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2.79" calcext:value-type="float">
            <text:p>72.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4.533" calcext:value-type="float">
            <text:p>184.533</text:p>
          </table:table-cell>
          <table:table-cell office:value-type="float" office:value="0.0249806" calcext:value-type="float">
            <text:p>0.0249806</text:p>
          </table:table-cell>
          <table:table-cell office:value-type="float" office:value="2.12745" calcext:value-type="float">
            <text:p>2.12745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9.41" calcext:value-type="float">
            <text:p>19.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85.32" calcext:value-type="float">
            <text:p>85.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5.858" calcext:value-type="float">
            <text:p>215.858</text:p>
          </table:table-cell>
          <table:table-cell office:value-type="float" office:value="0.0213545" calcext:value-type="float">
            <text:p>0.0213545</text:p>
          </table:table-cell>
          <table:table-cell office:value-type="float" office:value="2.1317" calcext:value-type="float">
            <text:p>2.1317</text:p>
          </table:table-cell>
          <table:table-cell office:value-type="float" office:value="0.025" calcext:value-type="float">
            <text:p>0.025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1.73" calcext:value-type="float">
            <text:p>11.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85.32" calcext:value-type="float">
            <text:p>85.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5.858" calcext:value-type="float">
            <text:p>215.858</text:p>
          </table:table-cell>
          <table:table-cell office:value-type="float" office:value="0.0213545" calcext:value-type="float">
            <text:p>0.0213545</text:p>
          </table:table-cell>
          <table:table-cell office:value-type="float" office:value="2.1317" calcext:value-type="float">
            <text:p>2.1317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83" calcext:value-type="float">
            <text:p>10.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2.558" calcext:value-type="float">
            <text:p>252.558</text:p>
          </table:table-cell>
          <table:table-cell office:value-type="float" office:value="0.0182507" calcext:value-type="float">
            <text:p>0.0182507</text:p>
          </table:table-cell>
          <table:table-cell office:value-type="float" office:value="2.13533" calcext:value-type="float">
            <text:p>2.13533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0.14" calcext:value-type="float">
            <text:p>10.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2.558" calcext:value-type="float">
            <text:p>252.558</text:p>
          </table:table-cell>
          <table:table-cell office:value-type="float" office:value="0.0182507" calcext:value-type="float">
            <text:p>0.0182507</text:p>
          </table:table-cell>
          <table:table-cell office:value-type="float" office:value="2.13533" calcext:value-type="float">
            <text:p>2.13533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7.015" calcext:value-type="float">
            <text:p>7.0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2.9" calcext:value-type="float">
            <text:p>32.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84.8772" calcext:value-type="float">
            <text:p>84.8772</text:p>
          </table:table-cell>
          <table:table-cell office:value-type="float" office:value="0.0497865" calcext:value-type="float">
            <text:p>0.0497865</text:p>
          </table:table-cell>
          <table:table-cell office:value-type="float" office:value="2.24403" calcext:value-type="float">
            <text:p>2.24403</text:p>
          </table:table-cell>
          <table:table-cell office:value-type="float" office:value="0.025" calcext:value-type="float">
            <text:p>0.025</text:p>
          </table:table-cell>
          <table:table-cell office:value-type="float" office:value="19" calcext:value-type="float">
            <text:p>19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4.04" calcext:value-type="float">
            <text:p>14.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2.9" calcext:value-type="float">
            <text:p>32.9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84.8772" calcext:value-type="float">
            <text:p>84.8772</text:p>
          </table:table-cell>
          <table:table-cell office:value-type="float" office:value="0.0497865" calcext:value-type="float">
            <text:p>0.0497865</text:p>
          </table:table-cell>
          <table:table-cell office:value-type="float" office:value="2.24403" calcext:value-type="float">
            <text:p>2.24403</text:p>
          </table:table-cell>
          <table:table-cell office:value-type="float" office:value="0.025" calcext:value-type="float">
            <text:p>0.025</text:p>
          </table:table-cell>
          <table:table-cell office:value-type="float" office:value="18" calcext:value-type="float">
            <text:p>18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2.26" calcext:value-type="float">
            <text:p>12.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8.57" calcext:value-type="float">
            <text:p>38.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99.0522" calcext:value-type="float">
            <text:p>99.0522</text:p>
          </table:table-cell>
          <table:table-cell office:value-type="float" office:value="0.0426526" calcext:value-type="float">
            <text:p>0.0426526</text:p>
          </table:table-cell>
          <table:table-cell office:value-type="float" office:value="2.2538" calcext:value-type="float">
            <text:p>2.2538</text:p>
          </table:table-cell>
          <table:table-cell office:value-type="float" office:value="0.025" calcext:value-type="float">
            <text:p>0.025</text:p>
          </table:table-cell>
          <table:table-cell office:value-type="float" office:value="21" calcext:value-type="float">
            <text:p>21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45.2" calcext:value-type="float">
            <text:p>45.2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15.627" calcext:value-type="float">
            <text:p>115.627</text:p>
          </table:table-cell>
          <table:table-cell office:value-type="float" office:value="0.0365317" calcext:value-type="float">
            <text:p>0.0365317</text:p>
          </table:table-cell>
          <table:table-cell office:value-type="float" office:value="2.26219" calcext:value-type="float">
            <text:p>2.26219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45.2" calcext:value-type="float">
            <text:p>45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15.627" calcext:value-type="float">
            <text:p>115.627</text:p>
          </table:table-cell>
          <table:table-cell office:value-type="float" office:value="0.0365317" calcext:value-type="float">
            <text:p>0.0365317</text:p>
          </table:table-cell>
          <table:table-cell office:value-type="float" office:value="2.26219" calcext:value-type="float">
            <text:p>2.26219</text:p>
          </table:table-cell>
          <table:table-cell office:value-type="float" office:value="0.025" calcext:value-type="float">
            <text:p>0.025</text:p>
          </table:table-cell>
          <table:table-cell office:value-type="float" office:value="21" calcext:value-type="float">
            <text:p>21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1.63" calcext:value-type="float">
            <text:p>11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5.927" calcext:value-type="float">
            <text:p>215.927</text:p>
          </table:table-cell>
          <table:table-cell office:value-type="float" office:value="0.0195524" calcext:value-type="float">
            <text:p>0.0195524</text:p>
          </table:table-cell>
          <table:table-cell office:value-type="float" office:value="2.28545" calcext:value-type="float">
            <text:p>2.28545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4.27" calcext:value-type="float">
            <text:p>14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2.98" calcext:value-type="float">
            <text:p>52.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5.16" calcext:value-type="float">
            <text:p>135.16</text:p>
          </table:table-cell>
          <table:table-cell office:value-type="float" office:value="0.0283914" calcext:value-type="float">
            <text:p>0.0283914</text:p>
          </table:table-cell>
          <table:table-cell office:value-type="float" office:value="2.42172" calcext:value-type="float">
            <text:p>2.42172</text:p>
          </table:table-cell>
          <table:table-cell office:value-type="float" office:value="0.025" calcext:value-type="float">
            <text:p>0.025</text:p>
          </table:table-cell>
          <table:table-cell office:value-type="float" office:value="19" calcext:value-type="float">
            <text:p>19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7.205" calcext:value-type="float">
            <text:p>7.2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3.047" calcext:value-type="float">
            <text:p>253.047</text:p>
          </table:table-cell>
          <table:table-cell office:value-type="float" office:value="0.0110317" calcext:value-type="float">
            <text:p>0.0110317</text:p>
          </table:table-cell>
          <table:table-cell office:value-type="float" office:value="2.85722" calcext:value-type="float">
            <text:p>2.85722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72.79" calcext:value-type="float">
            <text:p>72.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5.191" calcext:value-type="float">
            <text:p>185.191</text:p>
          </table:table-cell>
          <table:table-cell office:value-type="float" office:value="0.0134178" calcext:value-type="float">
            <text:p>0.0134178</text:p>
          </table:table-cell>
          <table:table-cell office:value-type="float" office:value="2.96911" calcext:value-type="float">
            <text:p>2.96911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2.93" calcext:value-type="float">
            <text:p>12.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5.881" calcext:value-type="float">
            <text:p>135.881</text:p>
          </table:table-cell>
          <table:table-cell office:value-type="float" office:value="0.0162503" calcext:value-type="float">
            <text:p>0.0162503</text:p>
          </table:table-cell>
          <table:table-cell office:value-type="float" office:value="3.06496" calcext:value-type="float">
            <text:p>3.06496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1.44" calcext:value-type="float">
            <text:p>1.44</text:p>
          </table:table-cell>
          <table:table-cell office:value-type="float" office:value="12.71" calcext:value-type="float">
            <text:p>12.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6.133" calcext:value-type="float">
            <text:p>136.133</text:p>
          </table:table-cell>
          <table:table-cell office:value-type="float" office:value="0.0143053" calcext:value-type="float">
            <text:p>0.0143053</text:p>
          </table:table-cell>
          <table:table-cell office:value-type="float" office:value="3.168" calcext:value-type="float">
            <text:p>3.168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8.643" calcext:value-type="float">
            <text:p>8.6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6.433" calcext:value-type="float">
            <text:p>136.433</text:p>
          </table:table-cell>
          <table:table-cell office:value-type="float" office:value="0.0125809" calcext:value-type="float">
            <text:p>0.0125809</text:p>
          </table:table-cell>
          <table:table-cell office:value-type="float" office:value="3.25936" calcext:value-type="float">
            <text:p>3.25936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72.79" calcext:value-type="float">
            <text:p>72.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5.903" calcext:value-type="float">
            <text:p>185.903</text:p>
          </table:table-cell>
          <table:table-cell office:value-type="float" office:value="0.00920338" calcext:value-type="float">
            <text:p>0.00920338</text:p>
          </table:table-cell>
          <table:table-cell office:value-type="float" office:value="3.27588" calcext:value-type="float">
            <text:p>3.27588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9.932" calcext:value-type="float">
            <text:p>9.9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7.208" calcext:value-type="float">
            <text:p>217.208</text:p>
          </table:table-cell>
          <table:table-cell office:value-type="float" office:value="0.00786744" calcext:value-type="float">
            <text:p>0.00786744</text:p>
          </table:table-cell>
          <table:table-cell office:value-type="float" office:value="3.28241" calcext:value-type="float">
            <text:p>3.28241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8.959" calcext:value-type="float">
            <text:p>8.9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72.79" calcext:value-type="float">
            <text:p>72.7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186.253" calcext:value-type="float">
            <text:p>186.253</text:p>
          </table:table-cell>
          <table:table-cell office:value-type="float" office:value="0.00804271" calcext:value-type="float">
            <text:p>0.00804271</text:p>
          </table:table-cell>
          <table:table-cell office:value-type="float" office:value="3.36036" calcext:value-type="float">
            <text:p>3.36036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6" calcext:value-type="float">
            <text:p>1.46</text:p>
          </table:table-cell>
          <table:table-cell office:value-type="float" office:value="9.362" calcext:value-type="float">
            <text:p>9.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17.547" calcext:value-type="float">
            <text:p>217.547</text:p>
          </table:table-cell>
          <table:table-cell office:value-type="float" office:value="0.00687525" calcext:value-type="float">
            <text:p>0.00687525</text:p>
          </table:table-cell>
          <table:table-cell office:value-type="float" office:value="3.36706" calcext:value-type="float">
            <text:p>3.36706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6" calcext:value-type="float">
            <text:p>1.46</text:p>
          </table:table-cell>
          <table:table-cell office:value-type="float" office:value="8.854" calcext:value-type="float">
            <text:p>8.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4.221" calcext:value-type="float">
            <text:p>254.221</text:p>
          </table:table-cell>
          <table:table-cell office:value-type="float" office:value="0.00587596" calcext:value-type="float">
            <text:p>0.00587596</text:p>
          </table:table-cell>
          <table:table-cell office:value-type="float" office:value="3.3728" calcext:value-type="float">
            <text:p>3.3728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.46" calcext:value-type="float">
            <text:p>1.46</text:p>
          </table:table-cell>
          <table:table-cell office:value-type="float" office:value="9.045" calcext:value-type="float">
            <text:p>9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62.1" calcext:value-type="float">
            <text:p>62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10.5" calcext:value-type="float">
            <text:p>310.5</text:p>
          </table:table-cell>
          <table:table-cell office:value-type="float" office:value="160.004" calcext:value-type="float">
            <text:p>160.004</text:p>
          </table:table-cell>
          <table:table-cell office:value-type="float" office:value="0.00821133" calcext:value-type="float">
            <text:p>0.00821133</text:p>
          </table:table-cell>
          <table:table-cell office:value-type="float" office:value="3.42669" calcext:value-type="float">
            <text:p>3.42669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  <table:table-cell office:value-type="float" office:value="13.12" calcext:value-type="float">
            <text:p>13.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102.061" calcext:value-type="float">
            <text:p>102.061</text:p>
          </table:table-cell>
          <table:table-cell office:value-type="float" office:value="0.0113836" calcext:value-type="float">
            <text:p>0.0113836</text:p>
          </table:table-cell>
          <table:table-cell office:value-type="float" office:value="3.45985" calcext:value-type="float">
            <text:p>3.45985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  <table:table-cell office:value-type="float" office:value="17.51" calcext:value-type="float">
            <text:p>17.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28.07" calcext:value-type="float">
            <text:p>28.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40.35" calcext:value-type="float">
            <text:p>140.35</text:p>
          </table:table-cell>
          <table:table-cell office:value-type="float" office:value="78.3847" calcext:value-type="float">
            <text:p>78.3847</text:p>
          </table:table-cell>
          <table:table-cell office:value-type="float" office:value="0.0116314" calcext:value-type="float">
            <text:p>0.0116314</text:p>
          </table:table-cell>
          <table:table-cell office:value-type="float" office:value="3.53591" calcext:value-type="float">
            <text:p>3.53591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8.6" calcext:value-type="float">
            <text:p>18.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38.566" calcext:value-type="float">
            <text:p>138.566</text:p>
          </table:table-cell>
          <table:table-cell office:value-type="float" office:value="0.00723648" calcext:value-type="float">
            <text:p>0.00723648</text:p>
          </table:table-cell>
          <table:table-cell office:value-type="float" office:value="3.54251" calcext:value-type="float">
            <text:p>3.54251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21.99" calcext:value-type="float">
            <text:p>21.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32.9" calcext:value-type="float">
            <text:p>32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91.567" calcext:value-type="float">
            <text:p>91.567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3.59844" calcext:value-type="float">
            <text:p>3.59844</text:p>
          </table:table-cell>
          <table:table-cell office:value-type="float" office:value="0.025" calcext:value-type="float">
            <text:p>0.025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33.29" calcext:value-type="float">
            <text:p>33.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32.9" calcext:value-type="float">
            <text:p>32.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91.567" calcext:value-type="float">
            <text:p>91.567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3.59844" calcext:value-type="float">
            <text:p>3.59844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7.35" calcext:value-type="float">
            <text:p>27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23.95" calcext:value-type="float">
            <text:p>23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9.75" calcext:value-type="float">
            <text:p>119.75</text:p>
          </table:table-cell>
          <table:table-cell office:value-type="float" office:value="75.9464" calcext:value-type="float">
            <text:p>75.9464</text:p>
          </table:table-cell>
          <table:table-cell office:value-type="float" office:value="0.0086989" calcext:value-type="float">
            <text:p>0.0086989</text:p>
          </table:table-cell>
          <table:table-cell office:value-type="float" office:value="3.63134" calcext:value-type="float">
            <text:p>3.63134</text:p>
          </table:table-cell>
          <table:table-cell office:value-type="float" office:value="0.025" calcext:value-type="float">
            <text:p>0.025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32.9" calcext:value-type="float">
            <text:p>32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0.00743504" calcext:value-type="float">
            <text:p>0.00743504</text:p>
          </table:table-cell>
          <table:table-cell office:value-type="float" office:value="3.63739" calcext:value-type="float">
            <text:p>3.63739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3.18" calcext:value-type="float">
            <text:p>23.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62.1" calcext:value-type="float">
            <text:p>62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310.5" calcext:value-type="float">
            <text:p>310.5</text:p>
          </table:table-cell>
          <table:table-cell office:value-type="float" office:value="163.146" calcext:value-type="float">
            <text:p>163.146</text:p>
          </table:table-cell>
          <table:table-cell office:value-type="float" office:value="0.00463049" calcext:value-type="float">
            <text:p>0.00463049</text:p>
          </table:table-cell>
          <table:table-cell office:value-type="float" office:value="3.64905" calcext:value-type="float">
            <text:p>3.64905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31.76" calcext:value-type="float">
            <text:p>31.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107.039" calcext:value-type="float">
            <text:p>107.039</text:p>
          </table:table-cell>
          <table:table-cell office:value-type="float" office:value="0.00636967" calcext:value-type="float">
            <text:p>0.00636967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2.97" calcext:value-type="float">
            <text:p>22.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23.95" calcext:value-type="float">
            <text:p>23.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19.75" calcext:value-type="float">
            <text:p>119.75</text:p>
          </table:table-cell>
          <table:table-cell office:value-type="float" office:value="80.1898" calcext:value-type="float">
            <text:p>80.1898</text:p>
          </table:table-cell>
          <table:table-cell office:value-type="float" office:value="0.00748113" calcext:value-type="float">
            <text:p>0.00748113</text:p>
          </table:table-cell>
          <table:table-cell office:value-type="float" office:value="3.66051" calcext:value-type="float">
            <text:p>3.66051</text:p>
          </table:table-cell>
          <table:table-cell office:value-type="float" office:value="0.025" calcext:value-type="float">
            <text:p>0.025</text:p>
          </table:table-cell>
          <table:table-cell office:value-type="float" office:value="28" calcext:value-type="float">
            <text:p>28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3.37" calcext:value-type="float">
            <text:p>13.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23.95" calcext:value-type="float">
            <text:p>23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9.75" calcext:value-type="float">
            <text:p>119.75</text:p>
          </table:table-cell>
          <table:table-cell office:value-type="float" office:value="80.1898" calcext:value-type="float">
            <text:p>80.1898</text:p>
          </table:table-cell>
          <table:table-cell office:value-type="float" office:value="0.00748113" calcext:value-type="float">
            <text:p>0.00748113</text:p>
          </table:table-cell>
          <table:table-cell office:value-type="float" office:value="3.66051" calcext:value-type="float">
            <text:p>3.66051</text:p>
          </table:table-cell>
          <table:table-cell office:value-type="float" office:value="0.025" calcext:value-type="float">
            <text:p>0.025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4.66" calcext:value-type="float">
            <text:p>14.6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20.769" calcext:value-type="float">
            <text:p>220.769</text:p>
          </table:table-cell>
          <table:table-cell office:value-type="float" office:value="0.00338489" calcext:value-type="float">
            <text:p>0.00338489</text:p>
          </table:table-cell>
          <table:table-cell office:value-type="float" office:value="3.66486" calcext:value-type="float">
            <text:p>3.66486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7.302" calcext:value-type="float">
            <text:p>257.302</text:p>
          </table:table-cell>
          <table:table-cell office:value-type="float" office:value="0.00289291" calcext:value-type="float">
            <text:p>0.00289291</text:p>
          </table:table-cell>
          <table:table-cell office:value-type="float" office:value="3.6711" calcext:value-type="float">
            <text:p>3.6711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32.9" calcext:value-type="float">
            <text:p>32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96.0276" calcext:value-type="float">
            <text:p>96.0276</text:p>
          </table:table-cell>
          <table:table-cell office:value-type="float" office:value="0.00640228" calcext:value-type="float">
            <text:p>0.00640228</text:p>
          </table:table-cell>
          <table:table-cell office:value-type="float" office:value="3.67137" calcext:value-type="float">
            <text:p>3.67137</text:p>
          </table:table-cell>
          <table:table-cell office:value-type="float" office:value="0.025" calcext:value-type="float">
            <text:p>0.025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4.16" calcext:value-type="float">
            <text:p>24.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28.07" calcext:value-type="float">
            <text:p>28.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40.35" calcext:value-type="float">
            <text:p>140.35</text:p>
          </table:table-cell>
          <table:table-cell office:value-type="float" office:value="88.7497" calcext:value-type="float">
            <text:p>88.7497</text:p>
          </table:table-cell>
          <table:table-cell office:value-type="float" office:value="0.00642085" calcext:value-type="float">
            <text:p>0.00642085</text:p>
          </table:table-cell>
          <table:table-cell office:value-type="float" office:value="3.68217" calcext:value-type="float">
            <text:p>3.68217</text:p>
          </table:table-cell>
          <table:table-cell office:value-type="float" office:value="0.025" calcext:value-type="float">
            <text:p>0.025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3.6" calcext:value-type="float">
            <text:p>13.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62.1" calcext:value-type="float">
            <text:p>62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0.5" calcext:value-type="float">
            <text:p>310.5</text:p>
          </table:table-cell>
          <table:table-cell office:value-type="float" office:value="164.495" calcext:value-type="float">
            <text:p>164.495</text:p>
          </table:table-cell>
          <table:table-cell office:value-type="float" office:value="0.00399442" calcext:value-type="float">
            <text:p>0.00399442</text:p>
          </table:table-cell>
          <table:table-cell office:value-type="float" office:value="3.68856" calcext:value-type="float">
            <text:p>3.68856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9.93" calcext:value-type="float">
            <text:p>19.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21.944" calcext:value-type="float">
            <text:p>221.944</text:p>
          </table:table-cell>
          <table:table-cell office:value-type="float" office:value="0.00291992" calcext:value-type="float">
            <text:p>0.00291992</text:p>
          </table:table-cell>
          <table:table-cell office:value-type="float" office:value="3.70453" calcext:value-type="float">
            <text:p>3.70453</text:p>
          </table:table-cell>
          <table:table-cell office:value-type="float" office:value="0.025" calcext:value-type="float">
            <text:p>0.025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6.33" calcext:value-type="float">
            <text:p>16.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85.32" calcext:value-type="float">
            <text:p>85.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21.944" calcext:value-type="float">
            <text:p>221.944</text:p>
          </table:table-cell>
          <table:table-cell office:value-type="float" office:value="0.00291992" calcext:value-type="float">
            <text:p>0.00291992</text:p>
          </table:table-cell>
          <table:table-cell office:value-type="float" office:value="3.70453" calcext:value-type="float">
            <text:p>3.70453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22.53" calcext:value-type="float">
            <text:p>22.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28.07" calcext:value-type="float">
            <text:p>28.0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40.35" calcext:value-type="float">
            <text:p>140.35</text:p>
          </table:table-cell>
          <table:table-cell office:value-type="float" office:value="93.736" calcext:value-type="float">
            <text:p>93.736</text:p>
          </table:table-cell>
          <table:table-cell office:value-type="float" office:value="0.00551499" calcext:value-type="float">
            <text:p>0.00551499</text:p>
          </table:table-cell>
          <table:table-cell office:value-type="float" office:value="3.7076" calcext:value-type="float">
            <text:p>3.7076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3.82" calcext:value-type="float">
            <text:p>13.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112.29" calcext:value-type="float">
            <text:p>112.29</text:p>
          </table:table-cell>
          <table:table-cell office:value-type="float" office:value="0.00471706" calcext:value-type="float">
            <text:p>0.00471706</text:p>
          </table:table-cell>
          <table:table-cell office:value-type="float" office:value="3.71698" calcext:value-type="float">
            <text:p>3.71698</text:p>
          </table:table-cell>
          <table:table-cell office:value-type="float" office:value="0.025" calcext:value-type="float">
            <text:p>0.025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4.01" calcext:value-type="float">
            <text:p>14.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92.85" calcext:value-type="float">
            <text:p>192.85</text:p>
          </table:table-cell>
          <table:table-cell office:value-type="float" office:value="116.206" calcext:value-type="float">
            <text:p>116.206</text:p>
          </table:table-cell>
          <table:table-cell office:value-type="float" office:value="0.00405157" calcext:value-type="float">
            <text:p>0.00405157</text:p>
          </table:table-cell>
          <table:table-cell office:value-type="float" office:value="3.74264" calcext:value-type="float">
            <text:p>3.74264</text:p>
          </table:table-cell>
          <table:table-cell office:value-type="float" office:value="0.025" calcext:value-type="float">
            <text:p>0.025</text:p>
          </table:table-cell>
          <table:table-cell office:value-type="float" office:value="27" calcext:value-type="float">
            <text:p>2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3.58" calcext:value-type="float">
            <text:p>13.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32.9" calcext:value-type="float">
            <text:p>32.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office:value-type="float" office:value="109.607" calcext:value-type="float">
            <text:p>109.607</text:p>
          </table:table-cell>
          <table:table-cell office:value-type="float" office:value="0.00405896" calcext:value-type="float">
            <text:p>0.00405896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1.17" calcext:value-type="float">
            <text:p>11.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49.529" calcext:value-type="float">
            <text:p>149.529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3.76855" calcext:value-type="float">
            <text:p>3.76855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1.03" calcext:value-type="float">
            <text:p>11.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49.529" calcext:value-type="float">
            <text:p>149.529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3.76855" calcext:value-type="float">
            <text:p>3.76855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2.01" calcext:value-type="float">
            <text:p>12.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53.639" calcext:value-type="float">
            <text:p>153.639</text:p>
          </table:table-cell>
          <table:table-cell office:value-type="float" office:value="0.00254907" calcext:value-type="float">
            <text:p>0.00254907</text:p>
          </table:table-cell>
          <table:table-cell office:value-type="float" office:value="3.79085" calcext:value-type="float">
            <text:p>3.79085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0.93" calcext:value-type="float">
            <text:p>10.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53.639" calcext:value-type="float">
            <text:p>153.639</text:p>
          </table:table-cell>
          <table:table-cell office:value-type="float" office:value="0.00254907" calcext:value-type="float">
            <text:p>0.00254907</text:p>
          </table:table-cell>
          <table:table-cell office:value-type="float" office:value="3.79085" calcext:value-type="float">
            <text:p>3.79085</text:p>
          </table:table-cell>
          <table:table-cell office:value-type="float" office:value="0.025" calcext:value-type="float">
            <text:p>0.025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85.32" calcext:value-type="float">
            <text:p>85.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30.731" calcext:value-type="float">
            <text:p>230.731</text:p>
          </table:table-cell>
          <table:table-cell office:value-type="float" office:value="0.00159406" calcext:value-type="float">
            <text:p>0.00159406</text:p>
          </table:table-cell>
          <table:table-cell office:value-type="float" office:value="3.81766" calcext:value-type="float">
            <text:p>3.81766</text:p>
          </table:table-cell>
          <table:table-cell office:value-type="float" office:value="0.025" calcext:value-type="float">
            <text:p>0.025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66.536" calcext:value-type="float">
            <text:p>266.536</text:p>
          </table:table-cell>
          <table:table-cell office:value-type="float" office:value="0.00136237" calcext:value-type="float">
            <text:p>0.00136237</text:p>
          </table:table-cell>
          <table:table-cell office:value-type="float" office:value="3.82416" calcext:value-type="float">
            <text:p>3.82416</text:p>
          </table:table-cell>
          <table:table-cell office:value-type="float" office:value="0.025" calcext:value-type="float">
            <text:p>0.025</text:p>
          </table:table-cell>
          <table:table-cell office:value-type="float" office:value="23" calcext:value-type="float">
            <text:p>23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66.536" calcext:value-type="float">
            <text:p>266.536</text:p>
          </table:table-cell>
          <table:table-cell office:value-type="float" office:value="0.00136237" calcext:value-type="float">
            <text:p>0.00136237</text:p>
          </table:table-cell>
          <table:table-cell office:value-type="float" office:value="3.82416" calcext:value-type="float">
            <text:p>3.82416</text:p>
          </table:table-cell>
          <table:table-cell office:value-type="float" office:value="0.025" calcext:value-type="float">
            <text:p>0.025</text:p>
          </table:table-cell>
          <table:table-cell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3.31" calcext:value-type="float">
            <text:p>13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72.79" calcext:value-type="float">
            <text:p>72.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204.804" calcext:value-type="float">
            <text:p>204.804</text:p>
          </table:table-cell>
          <table:table-cell office:value-type="float" office:value="0.00159905" calcext:value-type="float">
            <text:p>0.00159905</text:p>
          </table:table-cell>
          <table:table-cell office:value-type="float" office:value="3.8294" calcext:value-type="float">
            <text:p>3.8294</text:p>
          </table:table-cell>
          <table:table-cell office:value-type="float" office:value="0.025" calcext:value-type="float">
            <text:p>0.025</text:p>
          </table:table-cell>
          <table:table-cell office:value-type="float" office:value="21" calcext:value-type="float">
            <text:p>21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3.68" calcext:value-type="float">
            <text:p>13.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85.32" calcext:value-type="float">
            <text:p>85.3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28571" calcext:value-type="float">
            <text:p>2.28571E-06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34.665" calcext:value-type="float">
            <text:p>234.665</text:p>
          </table:table-cell>
          <table:table-cell office:value-type="float" office:value="0.00136694" calcext:value-type="float">
            <text:p>0.00136694</text:p>
          </table:table-cell>
          <table:table-cell office:value-type="float" office:value="3.83703" calcext:value-type="float">
            <text:p>3.83703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1.32" calcext:value-type="float">
            <text:p>11.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52.98" calcext:value-type="float">
            <text:p>52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2.2567" calcext:value-type="float">
            <text:p>2.2567</text:p>
          </table:table-cell>
          <table:table-cell office:value-type="float" office:value="5" calcext:value-type="float">
            <text:p>5</text:p>
          </table:table-cell>
          <table:table-cell office:value-type="float" office:value="264.9" calcext:value-type="float">
            <text:p>264.9</text:p>
          </table:table-cell>
          <table:table-cell office:value-type="float" office:value="175.59" calcext:value-type="float">
            <text:p>175.59</text:p>
          </table:table-cell>
          <table:table-cell office:value-type="float" office:value="0.00160393" calcext:value-type="float">
            <text:p>0.00160393</text:p>
          </table:table-cell>
          <table:table-cell office:value-type="float" office:value="3.84092" calcext:value-type="float">
            <text:p>3.84092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4.42" calcext:value-type="float">
            <text:p>14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62.1" calcext:value-type="float">
            <text:p>62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310.5" calcext:value-type="float">
            <text:p>310.5</text:p>
          </table:table-cell>
          <table:table-cell office:value-type="float" office:value="194.49" calcext:value-type="float">
            <text:p>194.49</text:p>
          </table:table-cell>
          <table:table-cell office:value-type="float" office:value="0.00137211" calcext:value-type="float">
            <text:p>0.00137211</text:p>
          </table:table-cell>
          <table:table-cell office:value-type="float" office:value="3.8514" calcext:value-type="float">
            <text:p>3.8514</text:p>
          </table:table-cell>
          <table:table-cell office:value-type="float" office:value="0.025" calcext:value-type="float">
            <text:p>0.025</text:p>
          </table:table-cell>
          <table:table-cell office:value-type="float" office:value="21" calcext:value-type="float">
            <text:p>21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9.824" calcext:value-type="float">
            <text:p>9.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85.32" calcext:value-type="float">
            <text:p>85.32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46.419" calcext:value-type="float">
            <text:p>246.419</text:p>
          </table:table-cell>
          <table:table-cell office:value-type="float" office:value="0.00100301" calcext:value-type="float">
            <text:p>0.00100301</text:p>
          </table:table-cell>
          <table:table-cell office:value-type="float" office:value="3.86808" calcext:value-type="float">
            <text:p>3.86808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0.8" calcext:value-type="float">
            <text:p>1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85.32" calcext:value-type="float">
            <text:p>85.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46.419" calcext:value-type="float">
            <text:p>246.419</text:p>
          </table:table-cell>
          <table:table-cell office:value-type="float" office:value="0.00100301" calcext:value-type="float">
            <text:p>0.00100301</text:p>
          </table:table-cell>
          <table:table-cell office:value-type="float" office:value="3.86808" calcext:value-type="float">
            <text:p>3.86808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7.014" calcext:value-type="float">
            <text:p>7.0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72.79" calcext:value-type="float">
            <text:p>72.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240.687" calcext:value-type="float">
            <text:p>240.687</text:p>
          </table:table-cell>
          <table:table-cell office:value-type="float" office:value="0.000859079" calcext:value-type="float">
            <text:p>0.000859079</text:p>
          </table:table-cell>
          <table:table-cell office:value-type="float" office:value="3.88326" calcext:value-type="float">
            <text:p>3.88326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72.79" calcext:value-type="float">
            <text:p>72.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0177778" calcext:value-type="float">
            <text:p>1.77778E-06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5" calcext:value-type="float">
            <text:p>5</text:p>
          </table:table-cell>
          <table:table-cell office:value-type="float" office:value="363.95" calcext:value-type="float">
            <text:p>363.95</text:p>
          </table:table-cell>
          <table:table-cell office:value-type="float" office:value="240.687" calcext:value-type="float">
            <text:p>240.687</text:p>
          </table:table-cell>
          <table:table-cell office:value-type="float" office:value="0.000859079" calcext:value-type="float">
            <text:p>0.000859079</text:p>
          </table:table-cell>
          <table:table-cell office:value-type="float" office:value="3.88326" calcext:value-type="float">
            <text:p>3.88326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8542" calcext:value-type="float">
            <text:p>0.000228542</text:p>
          </table:table-cell>
          <table:table-cell office:value-type="float" office:value="2.28542" calcext:value-type="float">
            <text:p>2.2854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98.776" calcext:value-type="float">
            <text:p>298.776</text:p>
          </table:table-cell>
          <table:table-cell office:value-type="float" office:value="0.000627638" calcext:value-type="float">
            <text:p>0.000627638</text:p>
          </table:table-cell>
          <table:table-cell office:value-type="float" office:value="3.89763" calcext:value-type="float">
            <text:p>3.89763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8.609" calcext:value-type="float">
            <text:p>8.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85.32" calcext:value-type="float">
            <text:p>85.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81.862" calcext:value-type="float">
            <text:p>281.862</text:p>
          </table:table-cell>
          <table:table-cell office:value-type="float" office:value="0.000627988" calcext:value-type="float">
            <text:p>0.000627988</text:p>
          </table:table-cell>
          <table:table-cell office:value-type="float" office:value="3.90008" calcext:value-type="float">
            <text:p>3.90008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85.32" calcext:value-type="float">
            <text:p>85.32</text:p>
          </table:table-cell>
          <table:table-cell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426.6" calcext:value-type="float">
            <text:p>426.6</text:p>
          </table:table-cell>
          <table:table-cell office:value-type="float" office:value="281.862" calcext:value-type="float">
            <text:p>281.862</text:p>
          </table:table-cell>
          <table:table-cell office:value-type="float" office:value="0.000627988" calcext:value-type="float">
            <text:p>0.000627988</text:p>
          </table:table-cell>
          <table:table-cell office:value-type="float" office:value="3.90008" calcext:value-type="float">
            <text:p>3.90008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764" calcext:value-type="float">
            <text:p>0.000177764</text:p>
          </table:table-cell>
          <table:table-cell office:value-type="float" office:value="1.77764" calcext:value-type="float">
            <text:p>1.7776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12.261" calcext:value-type="float">
            <text:p>312.261</text:p>
          </table:table-cell>
          <table:table-cell office:value-type="float" office:value="0.000536712" calcext:value-type="float">
            <text:p>0.000536712</text:p>
          </table:table-cell>
          <table:table-cell office:value-type="float" office:value="3.90672" calcext:value-type="float">
            <text:p>3.90672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12.261" calcext:value-type="float">
            <text:p>312.261</text:p>
          </table:table-cell>
          <table:table-cell office:value-type="float" office:value="0.000536712" calcext:value-type="float">
            <text:p>0.000536712</text:p>
          </table:table-cell>
          <table:table-cell office:value-type="float" office:value="3.90672" calcext:value-type="float">
            <text:p>3.90672</text:p>
          </table:table-cell>
          <table:table-cell office:value-type="float" office:value="0.025" calcext:value-type="float">
            <text:p>0.025</text:p>
          </table:table-cell>
          <table:table-cell office:value-type="float" office:value="22" calcext:value-type="float">
            <text:p>22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0.025_stats'.A1:'0.025_stats'.Q91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9:27:26.22121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6:51:29.408459336</dc:date>
    <dc:creator>Connor Smith</dc:creator>
    <meta:editing-duration>PT5H21M35S</meta:editing-duration>
    <meta:editing-cycles>2</meta:editing-cycles>
    <meta:generator>LibreOffice/5.0.6.2$Linux_X86_64 LibreOffice_project/00$Build-2</meta:generator>
    <meta:document-statistic meta:table-count="1" meta:cell-count="1547" meta:object-count="0"/>
  </office:meta>
</office:document-meta>
</file>